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6"/>
    <style:style style:name="P2" style:family="paragraph" style:parent-style-name="Text_20_body" style:list-style-name="L6">
      <style:paragraph-properties fo:margin-top="0cm" fo:margin-bottom="0cm" fo:padding="0cm" fo:border="none"/>
      <style:text-properties style:text-line-through-style="none" fo:font-size="12pt" style:text-underline-style="none" style:text-blinking="false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528167" text:style-name="L6">
        <text:list-header>
          <text:p text:style-name="P1"><text:span text:style-name="T1">Pruduct Backlog</text:span></text:p>
        </text:list-header>
      </text:list>
      <text:p text:style-name="Standard"/>
      <text:list xml:id="list41530127" text:continue-numbering="true" text:style-name="L6">
        <text:list-item>
          <text:p text:style-name="P2">Som användare vill jag kunna registrera nya medlemmar med förnamn, efternamn och telefonnummer, ett unikt medlemsnummer skall automatiskt tilldelas medlemmarna.</text:p>
        </text:list-item>
        <text:list-item>
          <text:p text:style-name="P2">Som användare vill jag kunna få ut en lista på alla medlemmar så att jag enkelt kan få en överblick över alla medlemmar.</text:p>
        </text:list-item>
        <text:list-item>
          <text:p text:style-name="P2">Som användare vill jag kunna ändra på en befintlig medlem så att jag kan korrigera eventuella fel.</text:p>
        </text:list-item>
        <text:list-item>
          <text:p text:style-name="P2">Som användare vill jag kunna ta bort en befintlig medlem ur registret så att jag inte behöver hålla reda på gamla medlemmar.</text:p>
        </text:list-item>
        <text:list-item>
          <text:p text:style-name="P2">Som användare vill jag kunna se en specifik medlems information på ett tydligt sätt så att jag kan få detaljerad information om en medlem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astian Svensson</meta:initial-creator>
    <meta:creation-date>2014-01-08T21:36:22.65</meta:creation-date>
    <meta:document-statistic meta:table-count="0" meta:image-count="0" meta:object-count="0" meta:page-count="1" meta:paragraph-count="6" meta:word-count="112" meta:character-count="661"/>
    <dc:date>2014-01-08T21:38:49.40</dc:date>
    <dc:creator>Sebastian Svensson</dc:creator>
    <meta:editing-duration>PT2M27S</meta:editing-duration>
    <meta:editing-cycles>1</meta:editing-cycles>
    <meta:generator>OpenOffice.org/3.3$Win32 OpenOffice.org_project/330m20$Build-9567</meta:generator>
  </office:meta>
</office:document-meta>
</file>